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028cm"/>
    </style:style>
    <style:style style:name="co4" style:family="table-column">
      <style:table-column-properties fo:break-before="auto" style:column-width="2.9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99"/>
    <style:style style:name="ce5" style:family="table-cell" style:parent-style-name="Default" style:data-style-name="N36"/>
    <style:style style:name="ce6" style:family="table-cell" style:parent-style-name="Default" style:data-style-name="N157"/>
    <style:style style:name="ce7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52" table:default-cell-style-name="Default"/>
        <table:table-row table:style-name="ro1">
          <table:table-cell table:style-name="ce1" office:value-type="string">
            <text:p>Inputs</text:p>
          </table:table-cell>
          <table:table-cell table:style-name="ce3"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short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long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double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float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boolean</text:p>
          </table:table-cell>
          <table:table-cell table:style-name="ce4" office:value-type="boolean" office:boolean-value="true">
            <text:p>ИСТИНА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xedbyte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boxedshort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boxedint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boxedlong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boxeddouble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boxedfloat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string">
            <text:p>boxedboolean</text:p>
          </table:table-cell>
          <table:table-cell table:style-name="ce4" office:value-type="boolean" office:boolean-value="true">
            <text:p>ИСТИНА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igdecimal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1">
          <table:table-cell office:value-type="string">
            <text:p>biginteger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date</text:p>
          </table:table-cell>
          <table:table-cell table:style-name="ce5" office:value-type="date" office:date-value="1971-04-19">
            <text:p>19.04.1971</text:p>
          </table:table-cell>
          <table:table-cell table:number-columns-repeated="254"/>
        </table:table-row>
        <table:table-row table:style-name="ro1">
          <table:table-cell office:value-type="string">
            <text:p>dateMs</text:p>
          </table:table-cell>
          <table:table-cell table:style-name="ce5" office:value-type="date" office:date-value="1971-04-19">
            <text:p>19.04.1971</text:p>
          </table:table-cell>
          <table:table-cell table:number-columns-repeated="254"/>
        </table:table-row>
        <table:table-row table:style-name="ro1">
          <table:table-cell office:value-type="string">
            <text:p>boxedDateMs</text:p>
          </table:table-cell>
          <table:table-cell table:style-name="ce5" office:value-type="date" office:date-value="1971-04-19">
            <text:p>19.04.1971</text:p>
          </table:table-cell>
          <table:table-cell table:number-columns-repeated="254"/>
        </table:table-row>
        <table:table-row table:style-name="ro1">
          <table:table-cell office:value-type="string">
            <text:p>time</text:p>
          </table:table-cell>
          <table:table-cell table:style-name="ce6" office:value-type="time" office:time-value="PT03H00M00S">
            <text:p>3:00:00 AM</text:p>
          </table:table-cell>
          <table:table-cell table:style-name="ce8"/>
          <table:table-cell table:number-columns-repeated="253"/>
        </table:table-row>
        <table:table-row table:style-name="ro1">
          <table:table-cell office:value-type="string">
            <text:p>boxedTime</text:p>
          </table:table-cell>
          <table:table-cell table:style-name="ce6" office:value-type="time" office:time-value="PT03H00M00S">
            <text:p>3:00:00 AM</text:p>
          </table:table-cell>
          <table:table-cell table:style-name="ce8"/>
          <table:table-cell table:number-columns-repeated="253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1">
          <table:table-cell office:value-type="string">
            <text:p>nullbyte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short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int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long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double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float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boolean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bigdecimal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biginteger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date</text:p>
          </table:table-cell>
          <table:table-cell table:style-name="ce5" office:value-type="date" office:date-value="1899-12-30">
            <text:p>30.12.1899</text:p>
          </table:table-cell>
          <table:table-cell table:number-columns-repeated="254"/>
        </table:table-row>
        <table:table-row table:style-name="ro1">
          <table:table-cell office:value-type="string">
            <text:p>nulltime</text:p>
          </table:table-cell>
          <table:table-cell table:style-name="ce6" office:value-type="time" office:time-value="PT00H00M00S">
            <text:p>12:00:00 AM</text:p>
          </table:table-cell>
          <table:table-cell table:number-columns-repeated="254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1">
          <table:table-cell office:value-type="string">
            <text:p>long7</text:p>
          </table:table-cell>
          <table:table-cell table:style-name="ce7" office:value-type="float" office:value="123">
            <text:p>123</text:p>
          </table:table-cell>
          <table:table-cell table:number-columns-repeated="254"/>
        </table:table-row>
        <table:table-row table:style-name="ro1">
          <table:table-cell office:value-type="string">
            <text:p>boxedlong7</text:p>
          </table:table-cell>
          <table:table-cell table:style-name="ce7" office:value-type="float" office:value="456">
            <text:p>456</text:p>
          </table:table-cell>
          <table:table-cell table:number-columns-repeated="254"/>
        </table:table-row>
        <table:table-row table:style-name="ro1">
          <table:table-cell office:value-type="string">
            <text:p>nulllong7</text:p>
          </table:table-cell>
          <table:table-cell table:style-name="ce7" office:value-type="float" office:value="0">
            <text:p>0</text:p>
          </table:table-cell>
          <table:table-cell table:number-columns-repeated="254"/>
        </table:table-row>
        <table:table-row table:style-name="ro1">
          <table:table-cell/>
          <table:table-cell table:style-name="ce7"/>
          <table:table-cell table:number-columns-repeated="254"/>
        </table:table-row>
        <table:table-row table:style-name="ro1">
          <table:table-cell office:value-type="string">
            <text:p>string</text:p>
          </table:table-cell>
          <table:table-cell table:style-name="ce7" office:value-type="string">
            <text:p>blabla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Outputs</text:p>
          </table:table-cell>
          <table:table-cell table:style-name="ce3"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office:value-type="string">
            <text:p>calcbyte</text:p>
          </table:table-cell>
          <table:table-cell table:formula="oooc:=[.B3]+[.B11]+[.B27]"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calcshort</text:p>
          </table:table-cell>
          <table:table-cell table:formula="oooc:=[.B4]+[.B12]+[.B28]" office:value-type="float" office:value="4">
            <text:p>4</text:p>
          </table:table-cell>
          <table:table-cell table:number-columns-repeated="3"/>
          <table:table-cell table:style-name="ce6"/>
          <table:table-cell table:number-columns-repeated="250"/>
        </table:table-row>
        <table:table-row table:style-name="ro1">
          <table:table-cell office:value-type="string">
            <text:p>calcint</text:p>
          </table:table-cell>
          <table:table-cell table:formula="oooc:=[.B5]+[.B13]+[.B29]"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calclong</text:p>
          </table:table-cell>
          <table:table-cell table:formula="oooc:=[.B6]+[.B14]+[.B30]" office:value-type="float" office:value="8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calcdouble</text:p>
          </table:table-cell>
          <table:table-cell table:formula="oooc:=[.B7]+[.B15]+[.B31]" office:value-type="float" office:value="10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calcfloat</text:p>
          </table:table-cell>
          <table:table-cell table:formula="oooc:=[.B8]+[.B16]+[.B32]" office:value-type="float" office:value="12">
            <text:p>12</text:p>
          </table:table-cell>
          <table:table-cell table:number-columns-repeated="254"/>
        </table:table-row>
        <table:table-row table:style-name="ro1">
          <table:table-cell office:value-type="string">
            <text:p>calcboolean</text:p>
          </table:table-cell>
          <table:table-cell table:formula="oooc:=IF(NOT(OR([.B9];[.B17];[.B33]));1;0)" office:value-type="float" office:value="0">
            <text:p>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alcboxedbyte</text:p>
          </table:table-cell>
          <table:table-cell table:formula="oooc:=[.B3]+[.B11]+[.B27]"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calcboxedshort</text:p>
          </table:table-cell>
          <table:table-cell table:formula="oooc:=[.B4]+[.B12]+[.B28]"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calcboxedint</text:p>
          </table:table-cell>
          <table:table-cell table:formula="oooc:=[.B5]+[.B13]+[.B29]"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calcboxedlong</text:p>
          </table:table-cell>
          <table:table-cell table:formula="oooc:=[.B6]+[.B14]+[.B30]" office:value-type="float" office:value="8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calcboxeddouble</text:p>
          </table:table-cell>
          <table:table-cell table:formula="oooc:=[.B7]+[.B15]+[.B31]" office:value-type="float" office:value="10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calcboxedfloat</text:p>
          </table:table-cell>
          <table:table-cell table:formula="oooc:=[.B8]+[.B16]+[.B32]" office:value-type="float" office:value="12">
            <text:p>12</text:p>
          </table:table-cell>
          <table:table-cell table:number-columns-repeated="254"/>
        </table:table-row>
        <table:table-row table:style-name="ro1">
          <table:table-cell office:value-type="string">
            <text:p>calcboxedboolean</text:p>
          </table:table-cell>
          <table:table-cell table:formula="oooc:=IF(NOT(OR([.B9];[.B17];[.B33]));1;0)" office:value-type="float" office:value="0">
            <text:p>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alcbigdecimal</text:p>
          </table:table-cell>
          <table:table-cell table:formula="oooc:=[.B19]+1+[.B34]" office:value-type="float" office:value="8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calcbiginteger</text:p>
          </table:table-cell>
          <table:table-cell table:formula="oooc:=[.B20]+1+[.B35]" office:value-type="float" office:value="9">
            <text:p>9</text:p>
          </table:table-cell>
          <table:table-cell table:number-columns-repeated="254"/>
        </table:table-row>
        <table:table-row table:style-name="ro1">
          <table:table-cell office:value-type="string">
            <text:p>calcdate</text:p>
          </table:table-cell>
          <table:table-cell table:style-name="ce5" table:formula="oooc:=[.B21]+1+[.B36]" office:value-type="date" office:date-value="1971-04-20">
            <text:p>20.04.1971</text:p>
          </table:table-cell>
          <table:table-cell table:number-columns-repeated="254"/>
        </table:table-row>
        <table:table-row table:style-name="ro1">
          <table:table-cell office:value-type="string">
            <text:p>calcdatems</text:p>
          </table:table-cell>
          <table:table-cell table:style-name="ce5" table:formula="oooc:=[.B22]+1+[.B36]" office:value-type="date" office:date-value="1971-04-20">
            <text:p>20.04.1971</text:p>
          </table:table-cell>
          <table:table-cell table:number-columns-repeated="254"/>
        </table:table-row>
        <table:table-row table:style-name="ro1">
          <table:table-cell office:value-type="string">
            <text:p>calcboxeddatems</text:p>
          </table:table-cell>
          <table:table-cell table:style-name="ce5" table:formula="oooc:=[.B23]+1+[.B36]" office:value-type="date" office:date-value="1971-04-20">
            <text:p>20.04.1971</text:p>
          </table:table-cell>
          <table:table-cell table:number-columns-repeated="254"/>
        </table:table-row>
        <table:table-row table:style-name="ro1">
          <table:table-cell office:value-type="string">
            <text:p>calctime</text:p>
          </table:table-cell>
          <table:table-cell table:style-name="ce6" table:formula="oooc:=[.B24]*2+[.B37]" office:value-type="time" office:time-value="PT06H00M00S">
            <text:p>6:00:00 AM</text:p>
          </table:table-cell>
          <table:table-cell table:style-name="ce8"/>
          <table:table-cell table:number-columns-repeated="253"/>
        </table:table-row>
        <table:table-row table:style-name="ro1">
          <table:table-cell office:value-type="string">
            <text:p>calcboxedtime</text:p>
          </table:table-cell>
          <table:table-cell table:style-name="ce6" table:formula="oooc:=[.B25]*2+[.B37]" office:value-type="time" office:time-value="PT06H00M00S">
            <text:p>6:00:00 AM</text:p>
          </table:table-cell>
          <table:table-cell table:style-name="ce8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alclong5</text:p>
          </table:table-cell>
          <table:table-cell table:formula="oooc:=SUM([.B39:.B41])" office:value-type="float" office:value="579">
            <text:p>579</text:p>
          </table:table-cell>
          <table:table-cell table:number-columns-repeated="254"/>
        </table:table-row>
        <table:table-row table:style-name="ro1">
          <table:table-cell office:value-type="string">
            <text:p>calcboxedlong5</text:p>
          </table:table-cell>
          <table:table-cell table:formula="oooc:=SUM([.B39:.B41])" office:value-type="float" office:value="579">
            <text:p>579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alcstring</text:p>
          </table:table-cell>
          <table:table-cell table:formula="oooc:=[.B43]" office:value-type="string" office:string-value="blabla">
            <text:p>blabla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11P0" style:volatile="true">
      <number:text> </number:text>
      <number:number number:decimal-places="2" number:min-integer-digits="1" number:grouping="true"/>
      <number:text> </number:text>
    </number:number-style>
    <number:number-style style:name="N111P1" style:volatile="true">
      <number:text> -</number:text>
      <number:number number:decimal-places="2" number:min-integer-digits="1" number:grouping="true"/>
      <number:text> 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Fr. </number:text>
      <number:number number:decimal-places="0" number:min-integer-digits="1" number:grouping="true"/>
    </number:number-style>
    <number:number-style style:name="N113">
      <number:text>Fr. 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Fr. </number:text>
      <number:number number:decimal-places="0" number:min-integer-digits="1" number:grouping="true"/>
    </number:number-style>
    <number:number-style style:name="N114">
      <style:text-properties fo:color="#ff0000"/>
      <number:text>Fr. 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Fr. </number:text>
      <number:number number:decimal-places="2" number:min-integer-digits="1" number:grouping="true"/>
    </number:number-style>
    <number:number-style style:name="N116">
      <number:text>Fr.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Fr. </number:text>
      <number:number number:decimal-places="2" number:min-integer-digits="1" number:grouping="true"/>
    </number:number-style>
    <number:number-style style:name="N117">
      <style:text-properties fo:color="#ff0000"/>
      <number:text>Fr. 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 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Fr. </number:text>
      <number:number number:decimal-places="0" number:min-integer-digits="1" number:grouping="true"/>
      <number:text> </number:text>
    </number:number-style>
    <number:number-style style:name="N129P1" style:volatile="true">
      <number:text> Fr. -</number:text>
      <number:number number:decimal-places="0" number:min-integer-digits="1" number:grouping="true"/>
      <number:text> </number:text>
    </number:number-style>
    <number:number-style style:name="N129P2" style:volatile="true">
      <number:text> Fr.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Fr. </number:text>
      <number:number number:decimal-places="2" number:min-integer-digits="1" number:grouping="true"/>
      <number:text> </number:text>
    </number:number-style>
    <number:number-style style:name="N133P1" style:volatile="true">
      <number:text> Fr. -</number:text>
      <number:number number:decimal-places="2" number:min-integer-digits="1" number:grouping="true"/>
      <number:text> </number:text>
    </number:number-style>
    <number:number-style style:name="N133P2" style:volatile="true">
      <number:text> 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SFr. </number:text>
      <number:number number:decimal-places="2" number:min-integer-digits="1" number:grouping="true"/>
      <number:text> </number:text>
    </number:number-style>
    <number:number-style style:name="N151P1" style:volatile="true">
      <number:text> SFr. -</number:text>
      <number:number number:decimal-places="2" number:min-integer-digits="1" number:grouping="true"/>
      <number:text> </number:text>
    </number:number-style>
    <number:number-style style:name="N151P2" style:volatile="true">
      <number:text> SFr.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155P0" style:volatile="true">
      <number:text> </number:text>
      <number:number number:decimal-places="1" number:min-integer-digits="1" number:grouping="true"/>
      <number:text> </number:text>
    </number:number-style>
    <number:number-style style:name="N155P1" style:volatile="true">
      <number:text> -</number:text>
      <number:number number:decimal-places="1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number number:decimal-places="0" number:min-integer-digits="1" number:grouping="true"/>
      <number:text> </number:text>
    </number:number-style>
    <number:number-style style:name="N156P1" style:volatile="true">
      <number:text> -</number:text>
      <number:number number:decimal-places="0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_20_-_20_20_25_" style:display-name="Accent1 - 20%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_20_-_20_40_25_" style:display-name="Accent1 - 40%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_20_-_20_60_25_" style:display-name="Accent1 - 60%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33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_20_-_20_20_25_" style:display-name="Accent2 - 20%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_20_-_20_40_25_" style:display-name="Accent2 - 40%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_20_-_20_60_25_" style:display-name="Accent2 - 60%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_20_-_20_20_25_" style:display-name="Accent3 - 20%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_20_-_20_40_25_" style:display-name="Accent3 - 40%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_20_-_20_60_25_" style:display-name="Accent3 - 60%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_20_-_20_20_25_" style:display-name="Accent4 - 20%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_20_-_20_40_25_" style:display-name="Accent4 - 40%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_20_-_20_60_25_" style:display-name="Accent4 - 60%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_20_-_20_20_25_" style:display-name="Accent5 - 20%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_20_-_20_40_25_" style:display-name="Accent5 - 40%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_20_-_20_60_25_" style:display-name="Accent5 - 60%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_20_-_20_20_25_" style:display-name="Accent6 - 20%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_20_-_20_40_25_" style:display-name="Accent6 - 40%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_20_-_20_60_25_" style:display-name="Accent6 - 60%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035cm solid #808080"/>
      <style:text-properties fo:color="#ff66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mphasis_20_1" style:display-name="Emphasis 1" style:family="table-cell" style:parent-style-name="Default">
      <style:table-cell-properties fo:background-color="#b1b1b1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mphasis_20_2" style:display-name="Emphasis 2" style:family="table-cell" style:parent-style-name="Default">
      <style:table-cell-properties fo:background-color="#ffa0a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mphasis_20_3" style:display-name="Emphasis 3" style:family="table-cell" style:parent-style-name="Default">
      <style:table-cell-properties fo:background-color="#d0d0d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666699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99ccff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Sheet_20_Title" style:display-name="Sheet 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666699" style:border-line-width-bottom="0.035cm 0.035cm 0.035cm" style:diagonal-bl-tr="none" style:diagonal-tl-br="none" fo:border-left="none" fo:border-right="none" fo:border-top="0.035cm solid #6666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1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19.03.2008</text:date>, <text:time>12:0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o</meta:initial-creator>
    <meta:creation-date>2006-05-10T10:01:43</meta:creation-date>
    <dc:date>2008-03-19T12:04:43</dc:date>
    <meta:editing-cycles>2</meta:editing-cycles>
    <meta:editing-duration>PT3M36S</meta:editing-duration>
    <meta:user-defined meta:name="Info 1"/>
    <meta:user-defined meta:name="Info 2"/>
    <meta:user-defined meta:name="Info 3"/>
    <meta:user-defined meta:name="Info 4"/>
    <meta:document-statistic meta:table-count="1" meta:cell-count="122"/>
  </office:meta>
</office:document-meta>
</file>